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b6561"/>
    </style:style>
    <style:style style:name="P5" style:family="paragraph" style:parent-style-name="Standard">
      <style:paragraph-properties fo:text-align="start" style:justify-single-word="false"/>
      <style:text-properties officeooo:rsid="001b6561" officeooo:paragraph-rsid="001b6561"/>
    </style:style>
    <style:style style:name="P6" style:family="paragraph" style:parent-style-name="Standard">
      <style:paragraph-properties fo:text-align="start" style:justify-single-word="false"/>
      <style:text-properties officeooo:rsid="001b6561" officeooo:paragraph-rsid="001b6561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paragraph-rsid="001b6561" fo:background-color="#ffffff" style:font-size-asian="8pt" style:font-size-complex="8pt"/>
    </style:style>
    <style:style style:name="P8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9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0" style:family="paragraph" style:parent-style-name="Standard">
      <style:paragraph-properties fo:margin-top="0in" fo:margin-bottom="0.1965in" style:contextual-spacing="false"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F" fo:font-size="12pt" officeooo:paragraph-rsid="001b6561" fo:background-color="#ffffff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F" fo:font-size="12pt" officeooo:rsid="001b6561" officeooo:paragraph-rsid="001ee628" fo:background-color="#fffff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b6561" officeooo:paragraph-rsid="001b6561" style:font-weight-asian="bold" style:font-weight-complex="bold"/>
    </style:style>
    <style:style style:name="T1" style:family="text">
      <style:text-properties officeooo:rsid="001b6561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weight="normal"/>
    </style:style>
    <style:style style:name="T4" style:family="text">
      <style:text-properties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6561" style:font-weight-asian="bold" style:font-weight-complex="bold"/>
    </style:style>
    <style:style style:name="T7" style:family="text">
      <style:text-properties fo:font-weight="bold" officeooo:rsid="001ee628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b6561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b6561" style:font-size-asian="10pt" style:font-weight-asian="bold" style:font-size-complex="10pt" style:font-weight-complex="bold"/>
    </style:style>
    <style:style style:name="T12" style:family="text">
      <style:text-properties officeooo:rsid="001ee628"/>
    </style:style>
    <style:style style:name="T13" style:family="text">
      <style:text-properties officeooo:rsid="001fb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1">4</text:span></text:p>
      <text:p text:style-name="P1">По дисциплине “Операционные системы”</text:p>
      <text:p text:style-name="P1">Тема: “GCC. П<text:span text:style-name="T13">роцессы”</text:span></text:p>
      <text:p text:style-name="Standard"/>
      <text:p text:style-name="Standard"/>
      <text:p text:style-name="Standard"/>
      <text:p text:style-name="Standard"/>
      <text:p text:style-name="Standard"/>
      <text:p text:style-name="P2">Выполнил:</text:p>
      <text:p text:style-name="P2">Студент 2 курса</text:p>
      <text:p text:style-name="P2">Группы ИИ-21</text:p>
      <text:p text:style-name="P2">Кирилович А. А.</text:p>
      <text:p text:style-name="P2">Проверил:</text:p>
      <text:p text:style-name="P2">Козинский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2</text:p>
      <text:p text:style-name="P5"><text:soft-page-break/><text:span text:style-name="T5">Цель работы:</text:span> ознакомится с работой компилятора gcc. А также изучить функции для работы с процессами в линуксе.</text:p>
      <text:p text:style-name="P13">Ход работы:</text:p>
      <text:p text:style-name="P3">Написать программу, которая будет реализовывать следующие функции:</text:p>
      <text:p text:style-name="P3">• сразу после запуска получает и сообщает свой ID и ID родительского процесса;</text:p>
      <text:p text:style-name="P3">• перед каждым выводом сообщения об ID процесса и родительского процесса эта</text:p>
      <text:p text:style-name="P3">информация получается заново;</text:p>
      <text:p text:style-name="P3">• порождает процессы, формируя генеалогическое дерево согласно варианту,</text:p>
      <text:p text:style-name="P3">сообщая, что "процесс с ID таким-то породил процесс с таким-то ID";</text:p>
      <text:p text:style-name="P3">• перед завершением процесса сообщить, что "процесс с таким-то ID и таким-то ID</text:p>
      <text:p text:style-name="P3">родителя завершает работу";</text:p>
      <text:p text:style-name="P3">• один из процессов должен вместо себя запустить программу, указанную в варианте</text:p>
      <text:p text:style-name="P3">задания.</text:p>
      <text:p text:style-name="P3">На основании выходной информации программы предыдущего пункта изобразить</text:p>
      <text:p text:style-name="P3">генеалогическое дерево процессов (с указанием идентификаторов процессов). Объяснить</text:p>
      <text:p text:style-name="P4">каждое выведенное сообщение и их порядок в предыдущем пункте.</text:p>
      <text:p text:style-name="P5">Вариант 5. Fork - 0112233; exec – 5.</text:p>
      <text:p text:style-name="P4"/>
      <text:p text:style-name="P7">#include &lt;unistd.h&gt;</text:p>
      <text:p text:style-name="P8">#include &lt;sys/types.h&gt;</text:p>
      <text:p text:style-name="P8">#include &lt;stdio.h&gt;</text:p>
      <text:p text:style-name="P8">#include &lt;stdlib.h&gt;</text:p>
      <text:p text:style-name="P9"/>
      <text:p text:style-name="P8">int main() {</text:p>
      <text:p text:style-name="P8"><text:tab/>pid_t pid;</text:p>
      <text:p text:style-name="P8"><text:tab/>printf("Порождение процесса 1 PID=%d PPID=%d\n", getpid(), getppid());</text:p>
      <text:p text:style-name="P9"/>
      <text:p text:style-name="P8"><text:tab/>if ((pid = fork()) &lt; 0) {</text:p>
      <text:p text:style-name="P8"><text:tab/><text:tab/>printf("Ошибка при порождении процесса 2!\n");</text:p>
      <text:p text:style-name="P8"><text:tab/><text:tab/>exit(1);</text:p>
      <text:p text:style-name="P8"><text:tab/>}</text:p>
      <text:p text:style-name="P8"><text:tab/>else if (pid == 0) {</text:p>
      <text:p text:style-name="P9"><text:span text:style-name="T4"><text:tab/><text:tab/>printf("Порождение процесса 2 (от процесса 1) PID=%d PPID=%d\n", getpid(), getppid());</text:span></text:p>
      <text:p text:style-name="P9"><text:span text:style-name="T4"/></text:p>
      <text:p text:style-name="P8"><text:tab/><text:tab/>if ((pid = fork()) &lt; 0) {</text:p>
      <text:p text:style-name="P8"><text:tab/><text:tab/><text:tab/>printf("Ошибка при порождении процесса 4!\n");</text:p>
      <text:p text:style-name="P8"><text:tab/><text:tab/><text:tab/>exit(1);</text:p>
      <text:p text:style-name="P8"><text:tab/><text:tab/>}</text:p>
      <text:p text:style-name="P8"><text:tab/><text:tab/>else if (pid == 0) {</text:p>
      <text:p text:style-name="P8"><text:tab/><text:tab/><text:tab/>printf("Порождение процесса 4 (от процесса 2) PID=%d PPID=%d\n", getpid(), getppid());</text:p>
      <text:p text:style-name="P8"><text:tab/><text:tab/><text:tab/>printf("Завершился процесс 4 PID=%d PPID=%d\n", getpid(), getppid());</text:p>
      <text:p text:style-name="P8"><text:tab/><text:tab/><text:tab/>exit(0);</text:p>
      <text:p text:style-name="P8"><text:tab/><text:tab/>}</text:p>
      <text:p text:style-name="P8"><text:tab/><text:tab/>else sleep(1);</text:p>
      <text:p text:style-name="P9"/>
      <text:p text:style-name="P8"><text:tab/><text:tab/>if ((pid = fork()) &lt; 0) {</text:p>
      <text:p text:style-name="P8"><text:tab/><text:tab/><text:tab/>printf("Ошибка при порождении процесса 5!\n");</text:p>
      <text:p text:style-name="P8"><text:tab/><text:tab/><text:tab/>exit(1);</text:p>
      <text:p text:style-name="P8"><text:tab/><text:tab/>}</text:p>
      <text:p text:style-name="P8"><text:tab/><text:tab/>else if (pid == 0) {</text:p>
      <text:p text:style-name="P8"><text:tab/><text:tab/><text:tab/>printf("Порождение процесса 5 (от процесса 2) PID=%d PPID=%d\n", getpid(), getppid());</text:p>
      <text:p text:style-name="P8"><text:tab/><text:tab/><text:tab/>printf("Завершился процесс 5 PID=%d PPID=%d\n", getpid(), getppid());</text:p>
      <text:p text:style-name="P8"><text:tab/><text:tab/><text:tab/>execl("/bin/df","df",NULL);</text:p>
      <text:p text:style-name="P8"><text:tab/><text:tab/><text:tab/>exit(0);</text:p>
      <text:p text:style-name="P8"><text:tab/><text:tab/>}</text:p>
      <text:p text:style-name="P8"><text:tab/><text:tab/>else sleep(1);</text:p>
      <text:p text:style-name="P9"/>
      <text:p text:style-name="P8"><text:tab/><text:tab/><text:tab/>printf("Завершился процесс 2 PID=%d PPID=%d\n", getpid(), getppid());</text:p>
      <text:p text:style-name="P8"><text:tab/><text:tab/><text:tab/>exit(0);</text:p>
      <text:p text:style-name="P8"><text:tab/><text:tab/>}</text:p>
      <text:p text:style-name="P8"><text:tab/>else sleep(1);</text:p>
      <text:p text:style-name="P10"/>
      <text:p text:style-name="P8"><text:soft-page-break/><text:tab/>if ((pid = fork()) &lt; 0) {</text:p>
      <text:p text:style-name="P8"><text:tab/><text:tab/>printf("Ошибка при порождении процесса 3!\n");</text:p>
      <text:p text:style-name="P8"><text:tab/><text:tab/>exit(1);</text:p>
      <text:p text:style-name="P8"><text:tab/>}</text:p>
      <text:p text:style-name="P8"><text:tab/>else if (pid == 0) {</text:p>
      <text:p text:style-name="P8"><text:tab/><text:tab/>printf("Порождение процесса 3 (от процесса 1) PID=%d PPID=%d\n", getpid(), getppid());</text:p>
      <text:p text:style-name="P9"/>
      <text:p text:style-name="P8"><text:tab/><text:tab/>if ((pid = fork()) &lt; 0) {</text:p>
      <text:p text:style-name="P8"><text:tab/><text:tab/><text:tab/>printf("Ошибка при порождении процесса 6!\n");</text:p>
      <text:p text:style-name="P8"><text:tab/><text:tab/><text:tab/>exit(1);</text:p>
      <text:p text:style-name="P8"><text:tab/><text:tab/>}</text:p>
      <text:p text:style-name="P8"><text:tab/><text:tab/>else if (pid == 0) {</text:p>
      <text:p text:style-name="P8"><text:tab/><text:tab/><text:tab/>printf("Порождение процесса 6 (от процесса 3) PID=%d PPID=%d\n", getpid(), getppid());</text:p>
      <text:p text:style-name="P8"><text:tab/><text:tab/><text:tab/>printf("Завершился процесс 6 PID=%d PPID=%d\n", getpid(), getppid());</text:p>
      <text:p text:style-name="P8"><text:tab/><text:tab/><text:tab/>exit(0);</text:p>
      <text:p text:style-name="P8"><text:tab/><text:tab/>}</text:p>
      <text:p text:style-name="P8"><text:tab/><text:tab/>else sleep(1);</text:p>
      <text:p text:style-name="P9"/>
      <text:p text:style-name="P8"><text:tab/><text:tab/>if ((pid = fork()) &lt; 0) {</text:p>
      <text:p text:style-name="P8"><text:tab/><text:tab/><text:tab/>printf("Ошибка при порождении процесса 7!\n");</text:p>
      <text:p text:style-name="P8"><text:tab/><text:tab/><text:tab/>exit(1);</text:p>
      <text:p text:style-name="P8"><text:tab/><text:tab/>}</text:p>
      <text:p text:style-name="P8"><text:tab/><text:tab/>else if (pid == 0) {</text:p>
      <text:p text:style-name="P8"><text:tab/><text:tab/><text:tab/>printf("Порождение процесса 7 (от процесса 3) PID=%d PPID=%d\n", getpid(), getppid());</text:p>
      <text:p text:style-name="P8"><text:tab/><text:tab/><text:tab/>printf("Завершился процесс 7 PID=%d PPID=%d\n", getpid(), getppid());</text:p>
      <text:p text:style-name="P8"><text:tab/><text:tab/><text:tab/>exit(0);</text:p>
      <text:p text:style-name="P8"><text:tab/><text:tab/>}</text:p>
      <text:p text:style-name="P8"><text:tab/><text:tab/>else sleep(1);</text:p>
      <text:p text:style-name="P9"/>
      <text:p text:style-name="P8"><text:tab/><text:tab/>printf("Завершился процесс 3 PID=%d PPID=%d\n", getpid(), getppid());</text:p>
      <text:p text:style-name="P8"><text:tab/><text:tab/>exit(0);</text:p>
      <text:p text:style-name="P8"><text:tab/>}</text:p>
      <text:p text:style-name="P8"><text:tab/>else sleep(1);</text:p>
      <text:p text:style-name="P9"/>
      <text:p text:style-name="P8"><text:tab/>return 0;</text:p>
      <text:p text:style-name="P8">}</text:p>
      <text:p text:style-name="P8"/>
      <text:p text:style-name="P11"><text:span text:style-name="Source_20_Text"><text:span text:style-name="T10">arsbrest@Ars:~/Code/UNIVERSITY/OS/LABA4$ gcc task.c -o task</text:span></text:span></text:p>
      <text:p text:style-name="P11"><text:span text:style-name="Source_20_Text"><text:span text:style-name="T10">arsbrest@Ars:~/Code/UNIVERSITY/OS/LABA4$ ./task</text:span></text:span></text:p>
      <text:p text:style-name="P11"><text:span text:style-name="Source_20_Text"><text:span text:style-name="T8">Порождение процесса 1 PID=14692 PPID=14634</text:span></text:span></text:p>
      <text:p text:style-name="P11"><text:span text:style-name="Source_20_Text"><text:span text:style-name="T8">Порождение процесса 2 (от процесса 1) PID=14693 PPID=14692</text:span></text:span></text:p>
      <text:p text:style-name="P11"><text:span text:style-name="Source_20_Text"><text:span text:style-name="T8">Порождение процесса 4 (от процесса 2) PID=14694 PPID=14693</text:span></text:span></text:p>
      <text:p text:style-name="P11"><text:span text:style-name="Source_20_Text"><text:span text:style-name="T8">Завершился процесс 4 PID=14694 PPID=14693</text:span></text:span></text:p>
      <text:p text:style-name="P11"><text:span text:style-name="Source_20_Text"><text:span text:style-name="T8">Порождение процесса 3 (от процесса 1) PID=14697 PPID=14692</text:span></text:span></text:p>
      <text:p text:style-name="P11"><text:span text:style-name="Source_20_Text"><text:span text:style-name="T8">Порождение процесса 5 (от процесса 2) PID=14698 PPID=14693</text:span></text:span></text:p>
      <text:p text:style-name="P11"><text:span text:style-name="Source_20_Text"><text:span text:style-name="T8">Завершился процесс 5 PID=14698 PPID=14693</text:span></text:span></text:p>
      <text:p text:style-name="P11"><text:span text:style-name="Source_20_Text"><text:span text:style-name="T8">Порождение процесса 6 (от процесса 3) PID=14699 PPID=14697</text:span></text:span></text:p>
      <text:p text:style-name="P11"><text:span text:style-name="Source_20_Text"><text:span text:style-name="T8">Завершился процесс 6 PID=14699 PPID=14697</text:span></text:span></text:p>
      <text:p text:style-name="P11"><text:span text:style-name="Source_20_Text"><text:span text:style-name="T8">Filesystem <text:s text:c="4"/>1K-blocks <text:s text:c="4"/>Used Available Use% Mounted on</text:span></text:span></text:p>
      <text:p text:style-name="P11"><text:span text:style-name="Source_20_Text"><text:span text:style-name="T8">tmpfs <text:s text:c="11"/>1573300 <text:s text:c="4"/>2084 <text:s text:c="2"/>1571216 <text:s text:c="2"/>1% /run</text:span></text:span></text:p>
      <text:p text:style-name="P11"><text:span text:style-name="Source_20_Text"><text:span text:style-name="T8">/dev/nvme0n1p5 <text:s/>92773208 14268376 <text:s/>73769920 <text:s/>17% /</text:span></text:span></text:p>
      <text:p text:style-name="P11"><text:span text:style-name="Source_20_Text"><text:span text:style-name="T8">tmpfs <text:s text:c="11"/>7866492 <text:s text:c="2"/>223784 <text:s text:c="2"/>7642708 <text:s text:c="2"/>3% /dev/shm</text:span></text:span></text:p>
      <text:p text:style-name="P11"><text:span text:style-name="Source_20_Text"><text:span text:style-name="T8">tmpfs <text:s text:c="14"/>5120 <text:s text:c="7"/>4 <text:s text:c="5"/>5116 <text:s text:c="2"/>1% /run/lock</text:span></text:span></text:p>
      <text:p text:style-name="P11"><text:span text:style-name="Source_20_Text"><text:span text:style-name="T8">/dev/nvme0n1p4 <text:s/>29999996 <text:s text:c="2"/>444648 <text:s/>29555348 <text:s text:c="2"/>2% /data</text:span></text:span></text:p>
      <text:p text:style-name="P11"><text:span text:style-name="Source_20_Text"><text:span text:style-name="T8">/dev/nvme0n1p9 153707984 10640420 135186864 <text:s text:c="2"/>8% /home</text:span></text:span></text:p>
      <text:p text:style-name="P11"><text:span text:style-name="Source_20_Text"><text:span text:style-name="T8">/dev/nvme0n1p1 <text:s text:c="4"/>98304 <text:s text:c="3"/>68807 <text:s text:c="4"/>29497 <text:s/>70% /boot/efi</text:span></text:span></text:p>
      <text:p text:style-name="P11"><text:span text:style-name="Source_20_Text"><text:span text:style-name="T8">tmpfs <text:s text:c="11"/>1573296 <text:s text:c="4"/>4752 <text:s text:c="2"/>1568544 <text:s text:c="2"/>1% /run/user/1000</text:span></text:span></text:p>
      <text:p text:style-name="P11"><text:span text:style-name="Source_20_Text"><text:span text:style-name="T8">Завершился процесс 2 PID=14693 PPID=14692</text:span></text:span></text:p>
      <text:p text:style-name="P11"><text:span text:style-name="Source_20_Text"><text:span text:style-name="T8">Порождение процесса 7 (от процесса 3) PID=14700 PPID=14697</text:span></text:span></text:p>
      <text:p text:style-name="P11"><text:span text:style-name="Source_20_Text"><text:span text:style-name="T8">Завершился процесс 7 PID=14700 PPID=14697</text:span></text:span></text:p>
      <text:p text:style-name="P11"><text:span text:style-name="Source_20_Text"><text:span text:style-name="T8"/></text:span></text:p>
      <text:p text:style-name="P12"><text:span text:style-name="T7">Вывод</text:span><text:span text:style-name="T6">:</text:span><text:span text:style-name="T1"> ознакоми</text:span><text:span text:style-name="T12">л</text:span><text:span text:style-name="T1">ся с работой компилятора gcc. А также изучи</text:span><text:span text:style-name="T12">л</text:span><text:span text:style-name="T1"> функции для работы с процессами в линукс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26:01.303447630</meta:creation-date>
    <dc:date>2022-10-21T13:52:08.452489927</dc:date>
    <meta:editing-duration>PT4M40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124" meta:word-count="597" meta:character-count="4571" meta:non-whitespace-character-count="3844"/>
  </office:meta>
</office:document-meta>
</file>